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Text_20_body">
      <style:text-properties officeooo:paragraph-rsid="001a6832"/>
    </style:style>
    <style:style style:name="T1" style:family="text">
      <style:text-properties fo:color="#000000" style:font-name="Georgia" fo:font-size="16pt" style:font-size-asian="16pt" style:font-size-complex="16pt"/>
    </style:style>
    <style:style style:name="T2" style:family="text">
      <style:text-properties fo:color="#000000" style:font-name="Georgia" fo:font-size="16pt" officeooo:rsid="001a6832" style:font-size-asian="16pt" style:font-size-complex="16pt"/>
    </style:style>
    <style:style style:name="T3" style:family="text"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officeooo:rsid="001a6832"/>
    </style:style>
    <style:style style:name="T7" style:family="text">
      <style:text-properties officeooo:rsid="001b0bea"/>
    </style:style>
    <style:style style:name="T8" style:family="text">
      <style:text-properties fo:font-size="12pt" officeooo:rsid="001b0be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><text:span text:style-name="T1">Lab number: </text:span><text:span text:style-name="T2">5</text:span></text:p>
      <text:p text:style-name="P3"><text:span text:style-name="T1">Lab Title <text:s text:c="5"/>: <text:s/>Dynamic Networks and Creating Output Files for XGraph</text:span></text:p>
      <text:h text:style-name="P1" text:outline-level="3"><text:span text:style-name="T3">Abstract:</text:span></text:h>
      <text:p text:style-name="P5"><text:span text:style-name="T6">This lab has a </text:span><text:span text:style-name="T7">more emphasis on the networking layer and how the routing works under specific circumstances. It presents the Xgraph tool which is very important to analyse and </text:span><text:span text:style-name="T8">measure the performance of networks.</text:span></text:p>
      <text:h text:style-name="P1" text:outline-level="3"><text:span text:style-name="T3">Aim objectives and goal:</text:span></text:h>
      <text:p text:style-name="Standard"><text:span text:style-name="T5">The primary focus of your lab is usually expressed in terms of aims and objectives.</text:span></text:p>
      <text:p text:style-name="Standard"><text:span text:style-name="T5"/></text:p>
      <text:h text:style-name="P1" text:outline-level="3"><text:span text:style-name="T3">Observation/ Results and Discussion:</text:span></text:h>
      <text:p text:style-name="Standard"><text:span text:style-name="T5">Write your observation and discussion to show your understanding, use and add whatever you think helps you to present a good understanding (e.g. screenshots, references …etc.)</text:span></text:p>
      <text:p text:style-name="P2"/>
      <text:p text:style-name="Standard"/>
      <text:p text:style-name="Standard"/>
      <text:p text:style-name="Standard"><text:span text:style-name="T5">Note that this is an individual lab which means that </text:span><text:bookmark text:name="_GoBack"/><text:span text:style-name="T5">MUST be your own wor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dress Skloul Ibrahim</meta:initial-creator>
    <meta:editing-cycles>8</meta:editing-cycles>
    <meta:print-date>2017-10-19T15:15:00</meta:print-date>
    <meta:creation-date>2019-09-20T11:35:00</meta:creation-date>
    <dc:date>2020-10-30T21:25:59.574088521</dc:date>
    <meta:editing-duration>PT38M19S</meta:editing-duration>
    <meta:generator>LibreOffice/6.4.6.2$Linux_X86_64 LibreOffice_project/40$Build-2</meta:generator>
    <meta:document-statistic meta:table-count="0" meta:image-count="0" meta:object-count="0" meta:page-count="1" meta:paragraph-count="9" meta:word-count="114" meta:character-count="698" meta:non-whitespace-character-count="5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87D0808.dotm" xlink:href=""/>
  </office:meta>
</office:document-meta>
</file>